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019" officeooo:paragraph-rsid="000b40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Open VS Code</text:p>
      <text:p text:style-name="P1">2. Navigate to Frontend &gt; Src &gt; Helper &gt; url_helper.js</text:p>
      <text:p text:style-name="P1">3. update the ip address in the url variab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25T11:22:00.426812492</meta:creation-date>
    <dc:date>2024-07-25T11:28:40.857114589</dc:date>
    <meta:editing-duration>PT6M40S</meta:editing-duration>
    <meta:editing-cycles>1</meta:editing-cycles>
    <meta:document-statistic meta:table-count="0" meta:image-count="0" meta:object-count="0" meta:page-count="1" meta:paragraph-count="3" meta:word-count="23" meta:character-count="114" meta:non-whitespace-character-count="94"/>
    <meta:generator>LibreOffice/6.4.7.2$Linux_X86_64 LibreOffice_project/40$Build-2</meta:generator>
  </office:meta>
</office:document-meta>
</file>